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2"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13"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14" style:family="paragraph" style:parent-style-name="Standard">
      <style:paragraph-properties fo:margin-left="0cm" fo:margin-right="0cm" fo:text-indent="0cm" style:auto-text-indent="false"/>
      <style:text-properties fo:background-color="#1f1f1f"/>
    </style:style>
    <style:style style:name="P15" style:family="paragraph" style:parent-style-name="Standard">
      <style:paragraph-properties fo:margin-left="0cm" fo:margin-right="0cm" fo:text-indent="0cm" style:auto-text-indent="false"/>
      <style:text-properties fo:color="#d4d4d4" loext:opacity="100%" fo:background-color="#1f1f1f"/>
    </style:style>
    <style:style style:name="P16"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17" style:family="paragraph" style:parent-style-name="Standard">
      <style:paragraph-properties fo:margin-left="0cm" fo:margin-right="0cm" fo:text-indent="0cm" style:auto-text-indent="false"/>
      <style:text-properties fo:color="#cccccc" loext:opacity="100%" fo:background-color="#1f1f1f"/>
    </style:style>
    <style:style style:name="P18" style:family="paragraph" style:parent-style-name="Standard">
      <style:paragraph-properties fo:text-align="start" style:justify-single-word="false"/>
      <style:text-properties fo:color="#cccccc" loext:opacity="100%" officeooo:paragraph-rsid="00299185" fo:background-color="#1f1f1f"/>
    </style:style>
    <style:style style:name="P19" style:family="paragraph" style:parent-style-name="Table_20_Contents">
      <style:text-properties fo:font-size="2pt" style:font-size-asian="2pt" style:font-size-complex="2pt"/>
    </style:style>
    <style:style style:name="P20" style:family="paragraph" style:parent-style-name="Text_20_body">
      <style:paragraph-properties fo:text-align="start" style:justify-single-word="false"/>
      <style:text-properties officeooo:paragraph-rsid="002e86a6"/>
    </style:style>
    <style:style style:name="P21"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2"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3"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4"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26"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27"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28"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29"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30"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31" style:family="paragraph" style:parent-style-name="Standard">
      <style:paragraph-properties fo:text-align="start" style:justify-single-word="false"/>
      <style:text-properties fo:color="#000000" loext:opacity="100%" officeooo:rsid="003d3fbc" officeooo:paragraph-rsid="003d3fbc" fo:background-color="#ffffff"/>
    </style:style>
    <style:style style:name="P32"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33"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34" style:family="paragraph" style:parent-style-name="Standard">
      <style:paragraph-properties fo:text-align="start" style:justify-single-word="false"/>
      <style:text-properties fo:color="#000000" loext:opacity="100%" fo:font-weight="bold" officeooo:rsid="00393e6b" officeooo:paragraph-rsid="00393e6b" fo:background-color="#ffffff" style:font-weight-asian="bold" style:font-weight-complex="bold"/>
    </style:style>
    <style:style style:name="P35"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36"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37"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38"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9"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40"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41"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42"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43" style:family="paragraph" style:parent-style-name="Standard">
      <style:paragraph-properties fo:text-align="start" style:justify-single-word="false"/>
      <style:text-properties fo:color="#c9211e" loext:opacity="100%" fo:font-weight="bold" officeooo:rsid="0031458f" officeooo:paragraph-rsid="0031458f" fo:background-color="#ffffff" style:font-weight-asian="bold" style:font-weight-complex="bold"/>
    </style:style>
    <style:style style:name="P44" style:family="paragraph" style:parent-style-name="Standard">
      <style:paragraph-properties fo:text-align="start" style:justify-single-word="false"/>
      <style:text-properties officeooo:paragraph-rsid="00498bd6"/>
    </style:style>
    <style:style style:name="P45" style:family="paragraph" style:parent-style-name="Standard">
      <style:paragraph-properties fo:text-align="start" style:justify-single-word="false"/>
      <style:text-properties officeooo:paragraph-rsid="00545466"/>
    </style:style>
    <style:style style:name="P46" style:family="paragraph" style:parent-style-name="Standard">
      <style:paragraph-properties fo:text-align="start" style:justify-single-word="false"/>
      <style:text-properties officeooo:paragraph-rsid="00562562"/>
    </style:style>
    <style:style style:name="P47" style:family="paragraph" style:parent-style-name="Standard">
      <style:paragraph-properties fo:text-align="start" style:justify-single-word="false"/>
      <style:text-properties officeooo:paragraph-rsid="00415a58"/>
    </style:style>
    <style:style style:name="P48" style:family="paragraph" style:parent-style-name="Standard">
      <style:paragraph-properties fo:text-align="start" style:justify-single-word="false"/>
      <style:text-properties officeooo:rsid="004afb36" officeooo:paragraph-rsid="004afb36"/>
    </style:style>
    <style:style style:name="P49" style:family="paragraph" style:parent-style-name="Standard">
      <style:paragraph-properties fo:text-align="start" style:justify-single-word="false"/>
      <style:text-properties officeooo:rsid="004c7cdf" officeooo:paragraph-rsid="004c7cdf"/>
    </style:style>
    <style:style style:name="P50" style:family="paragraph" style:parent-style-name="Standard">
      <style:paragraph-properties fo:text-align="start" style:justify-single-word="false"/>
      <style:text-properties fo:font-weight="bold" officeooo:rsid="004c7cdf" officeooo:paragraph-rsid="004c7cdf" fo:background-color="#ffff00" style:font-weight-asian="bold" style:font-weight-complex="bold"/>
    </style:style>
    <style:style style:name="P51" style:family="paragraph" style:parent-style-name="Standard">
      <style:paragraph-properties fo:text-align="start" style:justify-single-word="false"/>
      <style:text-properties officeooo:rsid="004e07e0" officeooo:paragraph-rsid="004e07e0"/>
    </style:style>
    <style:style style:name="P52" style:family="paragraph" style:parent-style-name="Standard">
      <style:paragraph-properties fo:text-align="start" style:justify-single-word="false"/>
      <style:text-properties officeooo:rsid="004e4977" officeooo:paragraph-rsid="004e4977"/>
    </style:style>
    <style:style style:name="P53" style:family="paragraph" style:parent-style-name="Standard">
      <style:paragraph-properties fo:margin-left="0cm" fo:margin-right="0cm" fo:text-indent="0cm" style:auto-text-indent="false"/>
      <style:text-properties fo:color="#cccccc" loext:opacity="100%" fo:background-color="#1f1f1f"/>
    </style:style>
    <style:style style:name="P54"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55"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56" style:family="paragraph" style:parent-style-name="Standard">
      <style:paragraph-properties fo:text-align="start" style:justify-single-word="false"/>
      <style:text-properties officeooo:rsid="00562562" officeooo:paragraph-rsid="00562562"/>
    </style:style>
    <style:style style:name="P57" style:family="paragraph" style:parent-style-name="Standard">
      <style:paragraph-properties fo:margin-left="0cm" fo:margin-right="0cm" fo:text-indent="0cm" style:auto-text-indent="false"/>
      <style:text-properties fo:background-color="#1f1f1f"/>
    </style:style>
    <style:style style:name="P58" style:family="paragraph" style:parent-style-name="Standard">
      <style:paragraph-properties fo:text-align="start" style:justify-single-word="false"/>
      <style:text-properties officeooo:rsid="00562562" officeooo:paragraph-rsid="00562562" fo:background-color="#1f1f1f"/>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style:font-size-asian="16pt" style:font-size-complex="16pt"/>
    </style:style>
    <style:style style:name="T3" style:family="text">
      <style:text-properties fo:font-size="16pt" style:font-size-asian="16pt" style:font-size-complex="16pt"/>
    </style:style>
    <style:style style:name="T4" style:family="text">
      <style:text-properties fo:font-size="16pt" officeooo:rsid="0015e57e" style:font-size-asian="16pt" style:font-size-complex="16pt"/>
    </style:style>
    <style:style style:name="T5" style:family="text">
      <style:text-properties fo:font-size="16pt" officeooo:rsid="001a15f3" style:font-size-asian="16pt" style:font-size-complex="16pt"/>
    </style:style>
    <style:style style:name="T6" style:family="text">
      <style:text-properties fo:font-size="16pt" officeooo:rsid="001a4c50" style:font-size-asian="16pt" style:font-size-complex="16pt"/>
    </style:style>
    <style:style style:name="T7" style:family="text">
      <style:text-properties fo:font-size="16pt" officeooo:rsid="001ae58b" style:font-size-asian="16pt" style:font-size-complex="16pt"/>
    </style:style>
    <style:style style:name="T8" style:family="text">
      <style:text-properties fo:font-size="16pt" officeooo:rsid="001e9a92" style:font-size-asian="16pt" style:font-size-complex="16pt"/>
    </style:style>
    <style:style style:name="T9" style:family="text">
      <style:text-properties fo:font-size="16pt" officeooo:rsid="001fafbb" style:font-size-asian="16pt" style:font-size-complex="16pt"/>
    </style:style>
    <style:style style:name="T10" style:family="text">
      <style:text-properties fo:font-size="16pt" officeooo:rsid="00217a22" style:font-size-asian="16pt" style:font-size-complex="16pt"/>
    </style:style>
    <style:style style:name="T11" style:family="text">
      <style:text-properties fo:font-size="16pt" officeooo:rsid="0022341b" style:font-size-asian="16pt" style:font-size-complex="16pt"/>
    </style:style>
    <style:style style:name="T12" style:family="text">
      <style:text-properties fo:font-size="16pt" officeooo:rsid="0024cd48" style:font-size-asian="16pt" style:font-size-complex="16pt"/>
    </style:style>
    <style:style style:name="T13" style:family="text">
      <style:text-properties fo:font-size="16pt" officeooo:rsid="00263b3a" style:font-size-asian="16pt" style:font-size-complex="16pt"/>
    </style:style>
    <style:style style:name="T14" style:family="text">
      <style:text-properties fo:font-size="16pt" officeooo:rsid="00297f68" style:font-size-asian="16pt" style:font-size-complex="16pt"/>
    </style:style>
    <style:style style:name="T15" style:family="text">
      <style:text-properties fo:font-size="16pt" officeooo:rsid="002b881e" style:font-size-asian="16pt" style:font-size-complex="16pt"/>
    </style:style>
    <style:style style:name="T16" style:family="text">
      <style:text-properties fo:font-size="16pt" officeooo:rsid="002c603c" style:font-size-asian="16pt" style:font-size-complex="16pt"/>
    </style:style>
    <style:style style:name="T17" style:family="text">
      <style:text-properties fo:font-size="16pt" officeooo:rsid="0032e954" style:font-size-asian="16pt" style:font-size-complex="16pt"/>
    </style:style>
    <style:style style:name="T18" style:family="text">
      <style:text-properties fo:font-size="16pt" officeooo:rsid="0034084a" style:font-size-asian="16pt" style:font-size-complex="16pt"/>
    </style:style>
    <style:style style:name="T19" style:family="text">
      <style:text-properties fo:font-size="16pt" officeooo:rsid="00369f16" style:font-size-asian="16pt" style:font-size-complex="16pt"/>
    </style:style>
    <style:style style:name="T20" style:family="text">
      <style:text-properties fo:font-size="16pt" officeooo:rsid="003a4ccc" style:font-size-asian="16pt" style:font-size-complex="16pt"/>
    </style:style>
    <style:style style:name="T21" style:family="text">
      <style:text-properties fo:font-size="16pt" officeooo:rsid="003a6ac9" style:font-size-asian="16pt" style:font-size-complex="16pt"/>
    </style:style>
    <style:style style:name="T22" style:family="text">
      <style:text-properties fo:font-size="16pt" officeooo:rsid="003c3872" style:font-size-asian="16pt" style:font-size-complex="16pt"/>
    </style:style>
    <style:style style:name="T23" style:family="text">
      <style:text-properties fo:font-size="16pt" officeooo:rsid="004078b8" style:font-size-asian="16pt" style:font-size-complex="16pt"/>
    </style:style>
    <style:style style:name="T24" style:family="text">
      <style:text-properties fo:font-size="16pt" officeooo:rsid="004099b4" style:font-size-asian="16pt" style:font-size-complex="16pt"/>
    </style:style>
    <style:style style:name="T25" style:family="text">
      <style:text-properties fo:font-size="16pt" officeooo:rsid="00429cf2" style:font-size-asian="16pt" style:font-size-complex="16pt"/>
    </style:style>
    <style:style style:name="T26" style:family="text">
      <style:text-properties fo:font-size="16pt" officeooo:rsid="00442709" style:font-size-asian="16pt" style:font-size-complex="16pt"/>
    </style:style>
    <style:style style:name="T27" style:family="text">
      <style:text-properties fo:font-size="16pt" officeooo:rsid="0045a7b1" style:font-size-asian="16pt" style:font-size-complex="16pt"/>
    </style:style>
    <style:style style:name="T28" style:family="text">
      <style:text-properties fo:font-size="16pt" officeooo:rsid="0047465b" style:font-size-asian="16pt" style:font-size-complex="16pt"/>
    </style:style>
    <style:style style:name="T29" style:family="text">
      <style:text-properties fo:font-size="16pt" officeooo:rsid="0047e4a0"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bold" officeooo:rsid="001e9a92" style:font-size-asian="16pt" style:font-weight-asian="bold" style:font-size-complex="16pt" style:font-weight-complex="bold"/>
    </style:style>
    <style:style style:name="T39" style:family="text">
      <style:text-properties fo:font-size="16pt" fo:font-weight="bold" officeooo:rsid="001fafbb" style:font-size-asian="16pt" style:font-weight-asian="bold" style:font-size-complex="16pt" style:font-weight-complex="bold"/>
    </style:style>
    <style:style style:name="T40" style:family="text">
      <style:text-properties fo:font-size="16pt" fo:font-weight="bold" officeooo:rsid="00262d3e" style:font-size-asian="16pt" style:font-weight-asian="bold" style:font-size-complex="16pt" style:font-weight-complex="bold"/>
    </style:style>
    <style:style style:name="T41" style:family="text">
      <style:text-properties fo:font-size="16pt" fo:font-weight="bold" officeooo:rsid="00372fe1" style:font-size-asian="16pt" style:font-weight-asian="bold" style:font-size-complex="16pt" style:font-weight-complex="bold"/>
    </style:style>
    <style:style style:name="T42" style:family="text">
      <style:text-properties fo:font-size="16pt" fo:font-weight="bold" officeooo:rsid="00393e6b" style:font-size-asian="16pt" style:font-weight-asian="bold" style:font-size-complex="16pt" style:font-weight-complex="bold"/>
    </style:style>
    <style:style style:name="T43" style:family="text">
      <style:text-properties fo:font-size="16pt" fo:font-weight="bold" officeooo:rsid="004099b4" style:font-size-asian="16pt" style:font-weight-asian="bold" style:font-size-complex="16pt" style:font-weight-complex="bold"/>
    </style:style>
    <style:style style:name="T44" style:family="text">
      <style:text-properties fo:font-size="16pt" fo:font-weight="bold" officeooo:rsid="005069cf" style:font-size-asian="16pt" style:font-weight-asian="bold" style:font-size-complex="16pt" style:font-weight-complex="bold"/>
    </style:style>
    <style:style style:name="T45" style:family="text">
      <style:text-properties fo:font-size="16pt" fo:font-weight="bold" officeooo:rsid="00562562" style:font-size-asian="16pt" style:font-weight-asian="bold" style:font-size-complex="16pt" style:font-weight-complex="bold"/>
    </style:style>
    <style:style style:name="T46" style:family="text">
      <style:text-properties fo:font-size="16pt" fo:font-weight="bold" fo:background-color="#ffff00" loext:char-shading-value="0" style:font-size-asian="16pt" style:font-weight-asian="bold" style:font-size-complex="16pt" style:font-weight-complex="bold"/>
    </style:style>
    <style:style style:name="T47" style:family="text">
      <style:text-properties fo:color="#cccccc" loext:opacity="100%"/>
    </style:style>
    <style:style style:name="T48" style:family="text">
      <style:text-properties fo:color="#cccccc" loext:opacity="100%" fo:font-size="16pt" style:font-size-asian="16pt" style:font-size-complex="16pt"/>
    </style:style>
    <style:style style:name="T49" style:family="text">
      <style:text-properties fo:color="#cccccc" loext:opacity="100%" fo:font-size="16pt" officeooo:rsid="001a4c50" style:font-size-asian="16pt" style:font-size-complex="16pt"/>
    </style:style>
    <style:style style:name="T50" style:family="text">
      <style:text-properties fo:color="#cccccc" loext:opacity="100%" fo:font-size="16pt" officeooo:rsid="005069cf" fo:background-color="#1f1f1f" loext:char-shading-value="0" style:font-size-asian="16pt" style:font-size-complex="16pt"/>
    </style:style>
    <style:style style:name="T51" style:family="text">
      <style:text-properties fo:color="#808080" loext:opacity="100%"/>
    </style:style>
    <style:style style:name="T52" style:family="text">
      <style:text-properties fo:color="#808080" loext:opacity="100%" fo:font-size="16pt" officeooo:rsid="001a4c50" style:font-size-asian="16pt" style:font-size-complex="16pt"/>
    </style:style>
    <style:style style:name="T53" style:family="text">
      <style:text-properties fo:color="#569cd6" loext:opacity="100%"/>
    </style:style>
    <style:style style:name="T54" style:family="text">
      <style:text-properties fo:color="#569cd6" loext:opacity="100%" fo:font-size="16pt" style:font-size-asian="16pt" style:font-size-complex="16pt"/>
    </style:style>
    <style:style style:name="T55" style:family="text">
      <style:text-properties fo:color="#569cd6" loext:opacity="100%" fo:font-size="16pt" officeooo:rsid="001a4c50" style:font-size-asian="16pt" style:font-size-complex="16pt"/>
    </style:style>
    <style:style style:name="T56" style:family="text">
      <style:text-properties fo:color="#d4d4d4" loext:opacity="100%"/>
    </style:style>
    <style:style style:name="T57" style:family="text">
      <style:text-properties fo:color="#d4d4d4" loext:opacity="100%" fo:font-size="16pt" style:font-size-asian="16pt" style:font-size-complex="16pt"/>
    </style:style>
    <style:style style:name="T58" style:family="text">
      <style:text-properties fo:color="#d4d4d4" loext:opacity="100%" fo:font-size="16pt" officeooo:rsid="001a4c50" style:font-size-asian="16pt" style:font-size-complex="16pt"/>
    </style:style>
    <style:style style:name="T59" style:family="text">
      <style:text-properties fo:color="#9cdcfe" loext:opacity="100%"/>
    </style:style>
    <style:style style:name="T60" style:family="text">
      <style:text-properties fo:color="#9cdcfe" loext:opacity="100%" fo:font-size="16pt" style:font-size-asian="16pt" style:font-size-complex="16pt"/>
    </style:style>
    <style:style style:name="T61" style:family="text">
      <style:text-properties fo:color="#9cdcfe" loext:opacity="100%" fo:font-size="16pt" officeooo:rsid="001a4c50" style:font-size-asian="16pt" style:font-size-complex="16pt"/>
    </style:style>
    <style:style style:name="T62" style:family="text">
      <style:text-properties fo:color="#ce9178" loext:opacity="100%"/>
    </style:style>
    <style:style style:name="T63" style:family="text">
      <style:text-properties fo:color="#4fc1ff" loext:opacity="100%"/>
    </style:style>
    <style:style style:name="T64" style:family="text">
      <style:text-properties fo:color="#4fc1ff" loext:opacity="100%" fo:font-size="16pt" style:font-size-asian="16pt" style:font-size-complex="16pt"/>
    </style:style>
    <style:style style:name="T65" style:family="text">
      <style:text-properties fo:color="#4fc1ff" loext:opacity="100%" fo:font-size="16pt" officeooo:rsid="001a4c50" style:font-size-asian="16pt" style:font-size-complex="16pt"/>
    </style:style>
    <style:style style:name="T66" style:family="text">
      <style:text-properties fo:color="#dcdcaa" loext:opacity="100%"/>
    </style:style>
    <style:style style:name="T67" style:family="text">
      <style:text-properties fo:color="#dcdcaa" loext:opacity="100%" fo:font-size="16pt" style:font-size-asian="16pt" style:font-size-complex="16pt"/>
    </style:style>
    <style:style style:name="T68" style:family="text">
      <style:text-properties fo:color="#dcdcaa" loext:opacity="100%" fo:font-size="16pt" officeooo:rsid="001a4c50" style:font-size-asian="16pt" style:font-size-complex="16pt"/>
    </style:style>
    <style:style style:name="T69" style:family="text">
      <style:text-properties fo:color="#000000" loext:opacity="100%" fo:font-size="16pt" officeooo:rsid="002e86a6" fo:background-color="#ffffff" loext:char-shading-value="0" style:font-size-asian="16pt" style:font-size-complex="16pt"/>
    </style:style>
    <style:style style:name="T70"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71"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72" style:family="text">
      <style:text-properties officeooo:rsid="00531d33"/>
    </style:style>
    <style:style style:name="T73" style:family="text">
      <style:text-properties officeooo:rsid="005454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text:span></text:p>
      <text:p text:style-name="P1"><text:span text:style-name="T1"/></text:p>
      <text:p text:style-name="P21">-Emmit : auto generated code inside vs code ( html:5)</text:p>
      <text:p text:style-name="P2"><text:span text:style-name="T4"/></text:p>
      <text:p text:style-name="P3"><text:span text:style-name="T4">C</text:span><text:span text:style-name="T3">DN: Content delivery network: </text:span><text:span text:style-name="T5">where the react library has been hosted.</text:span></text:p>
      <text:p text:style-name="P3"><text:span text:style-name="T5">-</text:span><text:span text:style-name="T6">Using C</text:span><text:span text:style-name="T7">DN</text:span><text:span text:style-name="T6"> link we include react in our project.</text:span></text:p>
      <text:p text:style-name="P22">A React CDN (Content Delivery Network) refers to using a network of distributed servers to deliver the React library to users. Instead of downloading and hosting React files locally, developers can link to them directly from a CDN.  </text:p>
      <text:p text:style-name="P3"><text:span text:style-name="T6"/></text:p>
      <text:p text:style-name="P11"><text:span text:style-name="T49"> </text:span><text:span text:style-name="T52">&lt;</text:span><text:span text:style-name="T55">script</text:span></text:p>
      <text:p text:style-name="P14"><text:span text:style-name="T56">      </text:span><text:span text:style-name="T59">crossorigin</text:span></text:p>
      <text:p text:style-name="P14"><text:span text:style-name="T56">      </text:span><text:span text:style-name="T59">src</text:span><text:span text:style-name="T56">=</text:span><text:span text:style-name="T62">"https://unpkg.com/react@18/umd/react.development.js"</text:span></text:p>
      <text:p text:style-name="P14"><text:span text:style-name="T56">    </text:span><text:span text:style-name="T51">&gt;&lt;/</text:span><text:span text:style-name="T53">script</text:span><text:span text:style-name="T51">&gt;</text:span></text:p>
      <text:p text:style-name="P14"><text:span text:style-name="T47">    </text:span><text:span text:style-name="T51">&lt;</text:span><text:span text:style-name="T53">script</text:span></text:p>
      <text:p text:style-name="P14"><text:span text:style-name="T56">      </text:span><text:span text:style-name="T59">crossorigin</text:span></text:p>
      <text:p text:style-name="P14"><text:span text:style-name="T56">      </text:span><text:span text:style-name="T59">src</text:span><text:span text:style-name="T56">=</text:span><text:span text:style-name="T62">"https://unpkg.com/react-dom@18/umd/react-dom.development.js"</text:span></text:p>
      <text:p text:style-name="P14"><text:span text:style-name="T56">    </text:span><text:span text:style-name="T51">&gt;&lt;/</text:span><text:span text:style-name="T53">script</text:span><text:span text:style-name="T51">&gt;</text:span></text:p>
      <text:p text:style-name="P14"><text:span text:style-name="T51"/></text:p>
      <text:p text:style-name="P16">*Scripts are used to add react inside our project without any additional requirement.</text:p>
      <text:p text:style-name="P3"><text:span text:style-name="T6"/></text:p>
      <text:p text:style-name="P11"><text:span text:style-name="T55">const</text:span><text:span text:style-name="T58"> </text:span><text:span text:style-name="T65">heading</text:span><text:span text:style-name="T58"> = </text:span><text:span text:style-name="T61">React</text:span><text:span text:style-name="T58">.</text:span><text:span text:style-name="T68">createElement</text:span><text:span text:style-name="T58">(</text:span></text:p>
      <text:p text:style-name="P14"><text:span text:style-name="T56">        </text:span><text:span text:style-name="T62">"h1"</text:span><text:span text:style-name="T56">,</text:span></text:p>
      <text:p text:style-name="P15">        {},</text:p>
      <text:p text:style-name="P14"><text:span text:style-name="T56">        </text:span><text:span text:style-name="T62">"Hello ,world from React!!"</text:span></text:p>
      <text:p text:style-name="P15">      );</text:p>
      <text:p text:style-name="P14"><text:span text:style-name="T56">      </text:span><text:span text:style-name="T53">const</text:span><text:span text:style-name="T56"> </text:span><text:span text:style-name="T63">root</text:span><text:span text:style-name="T56"> = </text:span><text:span text:style-name="T59">ReactDOM</text:span><text:span text:style-name="T56">.</text:span><text:span text:style-name="T66">createRoot</text:span><text:span text:style-name="T56">(</text:span><text:span text:style-name="T59">document</text:span><text:span text:style-name="T56">.</text:span><text:span text:style-name="T66">getElementById</text:span><text:span text:style-name="T56">(</text:span><text:span text:style-name="T62">"root"</text:span><text:span text:style-name="T56">));</text:span></text:p>
      <text:p text:style-name="P14"><text:span text:style-name="T56">      </text:span><text:span text:style-name="T63">root</text:span><text:span text:style-name="T56">.</text:span><text:span text:style-name="T66">render</text:span><text:span text:style-name="T56">(</text:span><text:span text:style-name="T63">heading</text:span><text:span text:style-name="T56">);</text:span></text:p>
      <text:p text:style-name="P3"><text:span text:style-name="T6"/></text:p>
      <text:p text:style-name="P3"><text:span text:style-name="T9">1.</text:span><text:span text:style-name="T38">createElement</text:span><text:span text:style-name="T40">(it is an object)</text:span><text:span text:style-name="T8">: for creation of element </text:span><text:span text:style-name="T10">(“element”,{</text:span><text:span text:style-name="T11">used to give </text:span><text:span text:style-name="T12">multiple </text:span><text:span text:style-name="T11">id, class to element</text:span><text:span text:style-name="T10">}//object, “message “/”</text:span><text:span text:style-name="T14">children element</text:span><text:span text:style-name="T10">) </text:span></text:p>
      <text:p text:style-name="P3"><text:span text:style-name="T10"/></text:p>
      <text:p text:style-name="P42">React.createElement(type, props, ...children);</text:p>
      <text:p text:style-name="P5"><text:span text:style-name="T10">{</text:span><text:span text:style-name="T3">}: used to give the attributes to tag</text:span></text:p>
      <text:p text:style-name="P4"><text:span text:style-name="T9">2</text:span><text:span text:style-name="T39">.</text:span><text:span text:style-name="T37">creat</text:span><text:span text:style-name="T39">eR</text:span><text:span text:style-name="T37">oot </text:span><text:span text:style-name="T3">from ReactDOM: used to create root </text:span><text:span text:style-name="T14">(</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9"/>
          </table:table-cell>
        </table:table-row>
      </table:table>
      <text:p text:style-name="P7"><text:span text:style-name="T14"/></text:p>
      <text:p text:style-name="P4"><text:span text:style-name="T9">3.</text:span><text:span text:style-name="T37">render</text:span><text:span text:style-name="T3">: used to render the element in browser. </text:span><text:span text:style-name="T13">(convert the object into html tag )</text:span></text:p>
      <text:p text:style-name="P4"><text:span text:style-name="T3"/></text:p>
      <text:p text:style-name="P6"><text:span text:style-name="T3">*</text:span><text:span text:style-name="T37">props</text:span><text:span text:style-name="T3">: are children+ attributes</text:span></text:p>
      <text:p text:style-name="P8"><text:soft-page-break/><text:span text:style-name="T3">createElement is the reactElement(object)=&gt;Html(browser understanding)</text:span></text:p>
      <text:p text:style-name="P8"><text:span text:style-name="T3"/></text:p>
      <text:p text:style-name="P24">*Creating nested html tag in React:</text:p>
      <text:p text:style-name="P13"><text:span text:style-name="T3"/></text:p>
      <text:p text:style-name="P18"><text:span text:style-name="T54">const</text:span><text:span text:style-name="T3"> </text:span><text:span text:style-name="T64">element</text:span><text:span text:style-name="T3"> </text:span><text:span text:style-name="T57">=</text:span><text:span text:style-name="T3"> </text:span><text:span text:style-name="T60">React</text:span><text:span text:style-name="T3">.</text:span><text:span text:style-name="T67">createElement</text:span><text:span text:style-name="T3">(</text:span></text:p>
      <text:p text:style-name="P14"><text:span text:style-name="T47">  </text:span><text:span text:style-name="T62">"div"</text:span><text:span text:style-name="T47">,</text:span></text:p>
      <text:p text:style-name="P14"><text:span text:style-name="T47">  { </text:span><text:span text:style-name="T59">id:</text:span><text:span text:style-name="T47"> </text:span><text:span text:style-name="T62">"parent"</text:span><text:span text:style-name="T47"> },</text:span></text:p>
      <text:p text:style-name="P14"><text:span text:style-name="T47">  </text:span><text:span text:style-name="T59">React</text:span><text:span text:style-name="T47">.</text:span><text:span text:style-name="T66">createElement</text:span><text:span text:style-name="T47">(</text:span><text:span text:style-name="T62">"div"</text:span><text:span text:style-name="T47">, { </text:span><text:span text:style-name="T59">id:</text:span><text:span text:style-name="T47"> </text:span><text:span text:style-name="T62">"child"</text:span><text:span text:style-name="T47"> }, [</text:span></text:p>
      <text:p text:style-name="P14"><text:span text:style-name="T47">    </text:span><text:span text:style-name="T59">React</text:span><text:span text:style-name="T47">.</text:span><text:span text:style-name="T66">createElement</text:span><text:span text:style-name="T47">(</text:span><text:span text:style-name="T62">"h1"</text:span><text:span text:style-name="T47">, {}, </text:span><text:span text:style-name="T62">"This is heading from nested div tag"</text:span><text:span text:style-name="T47">),</text:span></text:p>
      <text:p text:style-name="P14"><text:span text:style-name="T47">    </text:span><text:span text:style-name="T59">React</text:span><text:span text:style-name="T47">.</text:span><text:span text:style-name="T66">createElement</text:span><text:span text:style-name="T47">(</text:span><text:span text:style-name="T62">"h2"</text:span><text:span text:style-name="T47">, {}, </text:span><text:span text:style-name="T62">"This is heading from h2 tag"</text:span><text:span text:style-name="T47">),</text:span></text:p>
      <text:p text:style-name="P17">  ])</text:p>
      <text:p text:style-name="P17">);</text:p>
      <text:p text:style-name="P8"><text:span text:style-name="T3"/></text:p>
      <text:p text:style-name="P9"><text:span text:style-name="T3">-</text:span><text:span text:style-name="T15">for creation of sibling we just pass children in array.</text:span></text:p>
      <text:p text:style-name="P9"><text:span text:style-name="T15">-</text:span><text:span text:style-name="T16">if their is any content inside div tag in which we perform rendering at that time the content inside that tag will replaced by rendered code.</text:span></text:p>
      <text:p text:style-name="P9"><text:span text:style-name="T16"/></text:p>
      <text:p text:style-name="P12"><text:span text:style-name="T16">*</text:span><text:span text:style-name="T3">Differance between libarary and framework:</text:span></text:p>
      <text:p text:style-name="P23">-Libraray can work on small portion of code independently.</text:p>
      <text:p text:style-name="P23">-frameworks come with loads</text:p>
      <text:p text:style-name="P10"><text:span text:style-name="T3"/></text:p>
      <text:p text:style-name="P20"><text:span text:style-name="Strong_20_Emphasis"><text:span text:style-name="T69">Library</text:span></text:span><text:span text:style-name="T69">: A collection of reusable code that helps developers perform specific tasks without altering the structure of their application. You call a library when you need it, and </text:span><text:span text:style-name="Strong_20_Emphasis"><text:span text:style-name="T69">you control the flow</text:span></text:span><text:span text:style-name="T69"> of how and when it is used. Example: React (for UI development).</text:span></text:p>
      <text:p text:style-name="P20"><text:span text:style-name="Strong_20_Emphasis"><text:span text:style-name="T3">Framework</text:span></text:span><text:span text:style-name="T3">: A more comprehensive tool that provides a structure for your application and enforces certain design patterns. It </text:span><text:span text:style-name="Strong_20_Emphasis"><text:span text:style-name="T3">controls the flow</text:span></text:span><text:span text:style-name="T3"> of execution, meaning your code operates within the framework's predefined rules. Example: Angular (for building web applications).</text:span></text:p>
      <text:p text:style-name="P43"><text:span text:style-name="T3">Imp:</text:span></text:p>
      <text:p text:style-name="P10"><text:a xlink:type="simple" xlink:href="https://github.com/namastedev/namaste-react" text:style-name="Internet_20_link" text:visited-style-name="Visited_20_Internet_20_Link"><text:span text:style-name="T2">https://github.com/namastedev/namaste-react</text:span></text:a></text:p>
      <text:p text:style-name="P10"><text:a xlink:type="simple" xlink:href="https://github.com/akshaymarch7/netflix-gpt" text:style-name="Internet_20_link" text:visited-style-name="Visited_20_Internet_20_Link"><text:span text:style-name="T2">https://github.com/akshaymarch7/netflix-gpt</text:span></text:a></text:p>
      <text:p text:style-name="P10"><text:a xlink:type="simple" xlink:href="https://github.com/akshaymarch7/namaste-youtube" text:style-name="Internet_20_link" text:visited-style-name="Visited_20_Internet_20_Link"><text:span text:style-name="T2">https://github.com/akshaymarch7/namaste-youtube</text:span></text:a></text:p>
      <text:p text:style-name="P10"><text:span text:style-name="T3"/></text:p>
      <text:p text:style-name="P10"><text:span text:style-name="T3">-</text:span><text:span text:style-name="T17">NPM: </text:span><text:span text:style-name="T18">standard repository that </text:span><text:span text:style-name="T17">manages packages,</text:span><text:span text:style-name="T18">all the utilities</text:span></text:p>
      <text:p text:style-name="P26"><text:span text:style-name="T18">(</text:span><text:span text:style-name="T3">package,json): it is configuration of our npm .</text:span></text:p>
      <text:p text:style-name="P32"><text:span text:style-name="T37">Npm init:</text:span><text:span text:style-name="T3"> for instation and setting/initializing npm in project</text:span></text:p>
      <text:p text:style-name="P26"><text:span text:style-name="T3"/></text:p>
      <text:p text:style-name="P26"><text:span text:style-name="T3"/></text:p>
      <text:p text:style-name="P26"><text:soft-page-break/><text:span text:style-name="T3"/></text:p>
      <text:p text:style-name="P26"><text:span text:style-name="T3"/></text:p>
      <text:p text:style-name="P26"><text:span text:style-name="T41">*</text:span><text:span text:style-name="T37">Bundler package</text:span><text:span text:style-name="T19">(vite,webpack,parcel)</text:span><text:span text:style-name="T3"> ;important package for production</text:span></text:p>
      <text:p text:style-name="P26"><text:span text:style-name="T3">A </text:span><text:span text:style-name="Strong_20_Emphasis"><text:span text:style-name="T3">bundler</text:span></text:span><text:span text:style-name="T3"> is a tool that takes your application code, dependencies, and assets (like JavaScript, CSS, and images) and combines them into one or more optimized files. This process improves performance and ensures the code is ready for production use. </text:span></text:p>
      <text:p text:style-name="P27"><text:span text:style-name="T37">Npm install parcel -</text:span><text:span text:style-name="T42">D</text:span><text:span text:style-name="T37"> </text:span><text:span text:style-name="T3">(for installation of parcel package)</text:span></text:p>
      <text:p text:style-name="P27"><text:span text:style-name="T3"/></text:p>
      <text:p text:style-name="P34"><text:span text:style-name="T3">*Their are two types of dependencies:</text:span></text:p>
      <text:p text:style-name="P28"><text:span text:style-name="T3">1.dev dependency: required at development </text:span><text:span text:style-name="T20">phase </text:span><text:span text:style-name="T21">(npm install parcel -D)</text:span></text:p>
      <text:p text:style-name="P28"><text:span text:style-name="T3">2.normal dependency: require in production </text:span><text:span text:style-name="T20">phase</text:span><text:span text:style-name="T3"> also</text:span></text:p>
      <text:p text:style-name="P28"><text:span text:style-name="T3"/></text:p>
      <text:p text:style-name="P29"><text:span text:style-name="T46">~ and ^ use in package.json:</text:span><text:span text:style-name="T3"> </text:span></text:p>
      <text:p text:style-name="P28"><text:span text:style-name="T22">1.</text:span><text:span text:style-name="T3"> </text:span><text:span text:style-name="T22">using ~ in package .json file will upgrade the major version of that package</text:span></text:p>
      <text:p text:style-name="P30"><text:span text:style-name="T3">2.using ^ in package .json file will upgarde the minor version/closet version of that package </text:span></text:p>
      <text:p text:style-name="P30"><text:span text:style-name="T3"/></text:p>
      <text:p text:style-name="P31"><text:span text:style-name="T3">1:2:3—major :minor:patch</text:span></text:p>
      <text:p text:style-name="P35"><text:span text:style-name="T3"/></text:p>
      <text:p text:style-name="P33"><text:span text:style-name="T37">*Package.json: </text:span><text:span text:style-name="T43">(keep apprx. version)</text:span><text:span text:style-name="T3"> configuration for npm it keeps track of what version of package is installed in our system. Contain the version all the dependencies .</text:span></text:p>
      <text:p text:style-name="P33"><text:span text:style-name="T3"/></text:p>
      <text:p text:style-name="P36"><text:span text:style-name="T3">*package-lock.json: </text:span><text:span text:style-name="T24">(keep exact version)</text:span></text:p>
      <text:p text:style-name="P38"><text:span text:style-name="T26">1.</text:span><text:span text:style-name="T23">keep the lock of exact version of package that is installed on our system</text:span></text:p>
      <text:p text:style-name="P39"><text:span text:style-name="T26">2.</text:span><text:span text:style-name="T29">sha512</text:span><text:span text:style-name="T3">: to verify that whatever in my machine will be their in production ,</text:span><text:span text:style-name="T25">keep track of all the version</text:span></text:p>
      <text:p text:style-name="P47"><text:span text:style-name="T70">-</text:span><text:span text:style-name="T25">It ensures that everyone who installs your project gets the same versions of dependencies, avoiding unexpected issues caused by version mismatches. </text:span></text:p>
      <text:p text:style-name="P39"><text:span text:style-name="T25"/></text:p>
      <text:p text:style-name="P37"><text:span text:style-name="T25">*</text:span><text:span text:style-name="T3">Node_modules:</text:span></text:p>
      <text:p text:style-name="P40"><text:span text:style-name="T3">-transitive dependencies: one dependency depend upon another</text:span><text:span text:style-name="T27"> </text:span></text:p>
      <text:p text:style-name="P40"><text:span text:style-name="T27">-</text:span><text:span text:style-name="T28">every dependencies has their own package.json file</text:span></text:p>
      <text:p text:style-name="P41"><text:span text:style-name="T28">n</text:span><text:span text:style-name="T3">pm install: for regenerating node module</text:span></text:p>
      <text:p text:style-name="P41"><text:span text:style-name="T3"/></text:p>
      <text:p text:style-name="P44"><text:soft-page-break/><text:span text:style-name="T71">npx parcel index.html: </text:span><text:span text:style-name="T3">is used to start a development server with Parcel for your project. It builds and serves your application in development mode, enabling features like live reloading and fast builds. </text:span></text:p>
      <text:p text:style-name="P48"><text:span text:style-name="T3">npx(means we are executing package)</text:span></text:p>
      <text:p text:style-name="P48"><text:span text:style-name="T3"/></text:p>
      <text:p text:style-name="P50"><text:span text:style-name="T3">*include react in project:</text:span></text:p>
      <text:p text:style-name="P49"><text:span text:style-name="T3">1.using cdn links</text:span><text:span text:style-name="T30">(added links in project)</text:span></text:p>
      <text:p text:style-name="P49"><text:span text:style-name="T3">2.using npm </text:span><text:span text:style-name="T30">(npm install react) </text:span><text:span text:style-name="T31">and npm install react-dom</text:span></text:p>
      <text:p text:style-name="P49"><text:span text:style-name="T31"/></text:p>
      <text:p text:style-name="P51"><text:span text:style-name="T31">n</text:span><text:span text:style-name="T3">px parcel index.html –</text:span><text:span text:style-name="T32">for starting react parcel project</text:span></text:p>
      <text:p text:style-name="P51"><text:span text:style-name="T32"/></text:p>
      <text:p text:style-name="P52"><text:span text:style-name="T3">uses of parcel: </text:span></text:p>
      <text:p text:style-name="P52"><text:span text:style-name="T3">dev build, local server, HMR(hot module replacement/auto refresh), </text:span><text:span text:style-name="T33">file watching algorithm -written in c++</text:span></text:p>
      <text:p text:style-name="P45"><text:span text:style-name="T33">c</text:span><text:span text:style-name="T35">aching-faster build </text:span><text:span text:style-name="T34">(parcel -caching file),</text:span></text:p>
      <text:p text:style-name="P45"><text:span text:style-name="T50">image optimization</text:span></text:p>
      <text:p text:style-name="P17">-Minification of file</text:p>
      <text:p text:style-name="P17">-bundling</text:p>
      <text:p text:style-name="P17">-compressing</text:p>
      <text:p text:style-name="P17"/>
      <text:p text:style-name="P54">*npx parcel <text:span text:style-name="T72">build</text:span> index.html <text:s/><text:span text:style-name="T73">(remove main property from package.json)</text:span></text:p>
      <text:p text:style-name="P54"/>
      <text:p text:style-name="P55">-<text:span text:style-name="T73">parcel cache and dist and node_module are temporary file </text:span></text:p>
      <text:p text:style-name="P55"/>
      <text:p text:style-name="P46"><text:span text:style-name="T44">*</text:span><text:span text:style-name="T45">Browserlist:</text:span><text:span text:style-name="T36"> it is npm package , for supporting older version ,</text:span><text:span text:style-name="Strong_20_Emphasis"><text:span text:style-name="T3">Browserslist</text:span></text:span><text:span text:style-name="T3"> is a configuration tool used in modern web development to specify which browsers your project should support. </text:span></text:p>
      <text:p text:style-name="P58"><text:span text:style-name="T48"> </text:span><text:span text:style-name="T60">"browserslist"</text:span><text:span text:style-name="T48">: [</text:span></text:p>
      <text:p text:style-name="P14"><text:span text:style-name="T47">    </text:span><text:span text:style-name="T62">"last 10 chrome version"</text:span><text:span text:style-name="T47">,</text:span></text:p>
      <text:p text:style-name="P14"><text:span text:style-name="T47">    </text:span><text:span text:style-name="T62">"last 2 Firefox version"</text:span></text:p>
      <text:p text:style-name="P17">  ]</text:p>
      <text:p text:style-name="P56"><text:span text:style-name="T3"/></text:p>
      <text:p text:style-name="P56"><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5-07T23:55:15.884000000</dc:date>
    <meta:editing-duration>P1DT7H29M52S</meta:editing-duration>
    <meta:editing-cycles>71</meta:editing-cycles>
    <meta:generator>LibreOffice/7.6.4.1$Windows_X86_64 LibreOffice_project/e19e193f88cd6c0525a17fb7a176ed8e6a3e2aa1</meta:generator>
    <meta:document-statistic meta:table-count="2" meta:image-count="0" meta:object-count="0" meta:page-count="4" meta:paragraph-count="92" meta:word-count="752" meta:character-count="5435" meta:non-whitespace-character-count="4629"/>
  </office:meta>
</office:document-meta>
</file>